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8624" calcext:value-type="float">
            <text:p>68.2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7664" calcext:value-type="float">
            <text:p>68.1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3384" calcext:value-type="float">
            <text:p>68.2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206</text:p>
          </table:table-cell>
          <table:table-cell office:value-type="string" calcext:value-type="string">
            <text:p>City of Amarillo PMW-A1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5304" calcext:value-type="float">
            <text:p>68.3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